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37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4.9972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8228in"/>
    </style:style>
    <style:style style:name="co8" style:family="table-column">
      <style:table-column-properties fo:break-before="auto" style:column-width="0.7189in"/>
    </style:style>
    <style:style style:name="co9" style:family="table-column">
      <style:table-column-properties fo:break-before="auto" style:column-width="0.864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row table:style-name="ro1">
          <table:table-cell office:value-type="string">
            <text:p>Description:</text:p>
          </table:table-cell>
          <table:table-cell office:value-type="string">
            <text:p>Simplest GBA model with two reac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ts:</text:p>
          </table:table-cell>
          <table:table-cell table:number-columns-repeated="1023"/>
        </table:table-row>
        <table:table-row table:style-name="ro1">
          <table:table-cell office:value-type="string">
            <text:p>Km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office:value-type="string">
            <text:p>kcat</text:p>
          </table:table-cell>
          <table:table-cell office:value-type="string">
            <text:p>1/h</text:p>
          </table:table-cell>
          <table:table-cell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office:value-type="string">
            <text:p>rho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eets:</text:p>
          </table:table-cell>
          <table:table-cell office:value-type="string">
            <text:p>M</text:p>
          </table:table-cell>
          <table:table-cell office:value-type="string">
            <text:p>Mass fraction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</text:p>
          </table:table-cell>
          <table:table-cell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</text:p>
          </table:table-cell>
          <table:table-cell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cat</text:p>
          </table:table-cell>
          <table:table-cell office:value-type="string">
            <text:p>Turnover numb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ditions</text:p>
          </table:table-cell>
          <table:table-cell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4" table:number-columns-repeated="1010" table:default-cell-style-name="ce1"/>
        <table:table-column table:style-name="co5" table:number-columns-repeated="11" table:default-cell-style-name="ce1"/>
        <table:table-row table:style-name="ro1">
          <table:table-cell table:style-name="ce2"/>
          <table:table-cell office:value-type="string">
            <text:p>rxn1</text:p>
          </table:table-cell>
          <table:table-cell office:value-type="string">
            <text:p>Riboso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A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tei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1" table:default-cell-style-name="ce1"/>
        <table:table-column table:style-name="co5" table:number-columns-repeated="10" table:default-cell-style-name="ce1"/>
        <table:table-row table:style-name="ro1">
          <table:table-cell table:style-name="ce2"/>
          <table:table-cell table:style-name="ce2" office:value-type="string">
            <text:p>rxn1</text:p>
          </table:table-cell>
          <table:table-cell table:style-name="ce2" office:value-type="string">
            <text:p>Ribosom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x_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.3">
            <text:p>8.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rotein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5" table:default-cell-style-name="ce2"/>
        <table:table-column table:style-name="co9" table:default-cell-style-name="ce2"/>
        <table:table-column table:style-name="co8" table:default-cell-style-name="ce2"/>
        <table:table-column table:style-name="co4" table:number-columns-repeated="1010" table:default-cell-style-name="ce1"/>
        <table:table-column table:style-name="co5" table:number-columns-repeated="11" table:default-cell-style-name="ce1"/>
        <table:table-row table:style-name="ro1">
          <table:table-cell/>
          <table:table-cell office:value-type="string">
            <text:p>rxn1</text:p>
          </table:table-cell>
          <table:table-cell office:value-type="string">
            <text:p>Ribosome</text:p>
          </table:table-cell>
          <table:table-cell table:number-columns-repeated="1021"/>
        </table:table-row>
        <table:table-row table:style-name="ro1">
          <table:table-cell office:value-type="string">
            <text:p>kcat</text:p>
          </table:table-cell>
          <table:table-cell office:value-type="float" office:value="10">
            <text:p>10</text:p>
          </table:table-cell>
          <table:table-cell office:value-type="float" office:value="4.55">
            <text:p>4.55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s" table:style-name="ta2">
        <table:table-column table:style-name="co5" table:number-columns-repeated="5" table:default-cell-style-name="ce2"/>
        <table:table-column table:style-name="co5" table:number-columns-repeated="1019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number-columns-repeated="998"/>
        </table:table-row>
        <table:table-row table:style-name="ro1">
          <table:table-cell office:value-type="string">
            <text:p>rho</text:p>
          </table:table-cell>
          <table:table-cell table:number-columns-repeated="4" office:value-type="float" office:value="340">
            <text:p>340</text:p>
          </table:table-cell>
          <table:table-cell table:number-columns-repeated="21" table:style-name="ce2" office:value-type="float" office:value="340">
            <text:p>340</text:p>
          </table:table-cell>
          <table:table-cell table:number-columns-repeated="998"/>
        </table:table-row>
        <table:table-row table:style-name="ro1">
          <table:table-cell office:value-type="string">
            <text:p>x_G</text:p>
          </table:table-cell>
          <table:table-cell office:value-type="float" office:value="100">
            <text:p>100</text:p>
          </table:table-cell>
          <table:table-cell table:formula="of:=[.B3]/1.5" office:value-type="float" office:value="66.6666666666667">
            <text:p>66.6666666667</text:p>
          </table:table-cell>
          <table:table-cell table:formula="of:=[.C3]/1.5" office:value-type="float" office:value="44.4444444444444">
            <text:p>44.4444444444</text:p>
          </table:table-cell>
          <table:table-cell table:formula="of:=[.D3]/1.5" office:value-type="float" office:value="29.6296296296296">
            <text:p>29.6296296296</text:p>
          </table:table-cell>
          <table:table-cell table:style-name="ce2" table:formula="of:=[.E3]/1.5" office:value-type="float" office:value="19.7530864197531">
            <text:p>19.7530864198</text:p>
          </table:table-cell>
          <table:table-cell table:style-name="ce2" table:formula="of:=[.F3]/1.5" office:value-type="float" office:value="13.1687242798354">
            <text:p>13.1687242798</text:p>
          </table:table-cell>
          <table:table-cell table:style-name="ce2" table:formula="of:=[.G3]/1.5" office:value-type="float" office:value="8.77914951989026">
            <text:p>8.7791495199</text:p>
          </table:table-cell>
          <table:table-cell table:style-name="ce2" table:formula="of:=[.H3]/1.5" office:value-type="float" office:value="5.85276634659351">
            <text:p>5.8527663466</text:p>
          </table:table-cell>
          <table:table-cell table:style-name="ce2" table:formula="of:=[.I3]/1.5" office:value-type="float" office:value="3.90184423106234">
            <text:p>3.9018442311</text:p>
          </table:table-cell>
          <table:table-cell table:style-name="ce2" table:formula="of:=[.J3]/1.5" office:value-type="float" office:value="2.60122948737489">
            <text:p>2.6012294874</text:p>
          </table:table-cell>
          <table:table-cell table:style-name="ce2" table:formula="of:=[.K3]/1.5" office:value-type="float" office:value="1.73415299158326">
            <text:p>1.7341529916</text:p>
          </table:table-cell>
          <table:table-cell table:style-name="ce2" table:formula="of:=[.L3]/1.5" office:value-type="float" office:value="1.15610199438884">
            <text:p>1.1561019944</text:p>
          </table:table-cell>
          <table:table-cell table:style-name="ce2" table:formula="of:=[.M3]/1.5" office:value-type="float" office:value="0.770734662925894">
            <text:p>0.7707346629</text:p>
          </table:table-cell>
          <table:table-cell table:style-name="ce2" table:formula="of:=[.N3]/1.5" office:value-type="float" office:value="0.513823108617263">
            <text:p>0.5138231086</text:p>
          </table:table-cell>
          <table:table-cell table:style-name="ce2" table:formula="of:=[.O3]/1.5" office:value-type="float" office:value="0.342548739078175">
            <text:p>0.3425487391</text:p>
          </table:table-cell>
          <table:table-cell table:style-name="ce2" table:formula="of:=[.P3]/1.5" office:value-type="float" office:value="0.228365826052117">
            <text:p>0.2283658261</text:p>
          </table:table-cell>
          <table:table-cell table:style-name="ce2" table:formula="of:=[.Q3]/1.5" office:value-type="float" office:value="0.152243884034745">
            <text:p>0.152243884</text:p>
          </table:table-cell>
          <table:table-cell table:style-name="ce2" table:formula="of:=[.R3]/1.5" office:value-type="float" office:value="0.10149592268983">
            <text:p>0.1014959227</text:p>
          </table:table-cell>
          <table:table-cell table:style-name="ce2" table:formula="of:=[.S3]/1.5" office:value-type="float" office:value="0.0676639484598864">
            <text:p>0.0676639485</text:p>
          </table:table-cell>
          <table:table-cell table:style-name="ce2" table:formula="of:=[.T3]/1.5" office:value-type="float" office:value="0.0451092989732576">
            <text:p>0.045109299</text:p>
          </table:table-cell>
          <table:table-cell table:style-name="ce2" table:formula="of:=[.U3]/1.5" office:value-type="float" office:value="0.0300728659821718">
            <text:p>0.030072866</text:p>
          </table:table-cell>
          <table:table-cell table:style-name="ce2" table:formula="of:=[.V3]/1.5" office:value-type="float" office:value="0.0200485773214478">
            <text:p>0.0200485773</text:p>
          </table:table-cell>
          <table:table-cell table:style-name="ce2" table:formula="of:=[.W3]/1.5" office:value-type="float" office:value="0.0133657182142986">
            <text:p>0.0133657182</text:p>
          </table:table-cell>
          <table:table-cell table:style-name="ce2" table:formula="of:=[.X3]/1.5" office:value-type="float" office:value="0.00891047880953237">
            <text:p>0.0089104788</text:p>
          </table:table-cell>
          <table:table-cell table:style-name="ce2" table:formula="of:=[.Y3]/1.5" office:value-type="float" office:value="0.00594031920635491">
            <text:p>0.0059403192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118in" fo:margin-bottom="0.5118in" fo:margin-left="0.7in" fo:margin-right="0.7in" style:print-page-order="ttb" style:first-page-number="continue" style:scale-to="100%" style:print="charts drawings object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7">10/17/2022</text:date>, <text:time>16:5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title/>
    <dc:description/>
    <dc:subject/>
    <meta:initial-creator>Hugo Dourado</meta:initial-creator>
    <dc:creator>Hugo Dourado</dc:creator>
    <meta:creation-date>2015-06-05T18:19:34Z</meta:creation-date>
    <dc:date>2022-10-17T16:53:54.12</dc:date>
    <meta:editing-cycles>232</meta:editing-cycles>
    <meta:editing-duration>PT20M36S</meta:editing-duration>
    <meta:document-statistic meta:table-count="5" meta:cell-count="122" meta:object-count="0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